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style:text-properties fo:font-weight="bold" style:font-weight-asian="bold" style:font-weight-complex="bold"/>
    </style:style>
    <style:style style:name="P3" style:family="paragraph" style:parent-style-name="Heading_20_1">
      <style:paragraph-properties fo:line-height="115%"/>
    </style:style>
    <style:style style:name="P4" style:family="paragraph" style:parent-style-name="Heading_20_2">
      <style:paragraph-properties fo:line-height="115%"/>
    </style:style>
    <style:style style:name="T1" style:family="text">
      <style:text-properties fo:color="#000080"/>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ΠΡΟΣ ΓΑΛΑΤΑΣ</text:h>
      <text:p text:style-name="P1"/>
      <text:h text:style-name="P4" text:outline-level="2">1</text:h>
      <text:p text:style-name="P1"/>
      <text:p text:style-name="P1"><text:tab/><text:span text:style-name="T1">1</text:span> Παῦλος ἀπόστολος, οὐκ ἀπ’ ἀνθρώπων οὐδὲ δι’ ἀνθρώπου ἀλλὰ διὰ Ἰησοῦ Χριστοῦ καὶ Θεοῦ Πατρὸς τοῦ ἐγείραντος αὐτὸν ἐκ νεκρῶν, <text:span text:style-name="T1">2</text:span> καὶ οἱ σὺν ἐμοὶ πάντες ἀδελφοί, ταῖς ἐκκλησίαις τῆς Γαλατίας· <text:span text:style-name="T1">3</text:span> χάρις ὑμῖν καὶ εἰρήνη ἀπὸ Θεοῦ Πατρὸς ἡμῶν καὶ Κυρίου Ἰησοῦ Χριστοῦ, <text:span text:style-name="T1">4</text:span> τοῦ δόντος ἑαυτὸν ὑπὲρ τῶν ἁμαρτιῶν ἡμῶν, ὅπως ἐξέληται ἡμᾶς ἐκ τοῦ αἰῶνος τοῦ ἐνεστῶτος πονηροῦ κατὰ τὸ θέλημα τοῦ Θεοῦ καὶ Πατρὸς ἡμῶν, <text:span text:style-name="T1">5</text:span> ᾧ ἡ δόξα εἰς τοὺς αἰῶνας τῶν αἰώνων· ἀμήν.</text:p>
      <text:p text:style-name="P1"><text:tab/><text:span text:style-name="T1">6</text:span> Θαυμάζω ὅτι οὕτως ταχέως μετατίθεσθε ἀπὸ τοῦ καλέσαντος ὑμᾶς ἐν χάριτι Χριστοῦ εἰς ἕτερον εὐαγγέλιον, <text:span text:style-name="T1">7</text:span> ὃ οὐκ ἔστιν ἄλλο· εἰ μή τινές εἰσιν οἱ ταράσσοντες ὑμᾶς καὶ θέλοντες μεταστρέψαι τὸ εὐαγγέλιον τοῦ Χριστοῦ. <text:span text:style-name="T1">8</text:span> ἀλλὰ καὶ ἐὰν ἡμεῖς ἢ ἄγγελος ἐξ οὐρανοῦ εὐαγγελίσηται ὑμῖν παρ’ ὃ εὐηγγελισάμεθα ὑμῖν, ἀνάθεμα ἔστω. <text:span text:style-name="T1">9</text:span> ὡς προειρήκαμεν, καὶ ἄρτι πάλιν λέγω, εἴ τις ὑμᾶς εὐαγγελίζεται παρ’ ὃ παρελάβετε, ἀνάθεμα ἔστω.</text:p>
      <text:p text:style-name="P1"><text:tab/><text:span text:style-name="T1">10</text:span> Ἄρτι γὰρ ἀνθρώπους πείθω ἢ τὸν Θεόν; ἢ ζητῶ ἀνθρώποις ἀρέσκειν; εἰ ἔτι ἀνθρώποις ἤρεσκον, Χριστοῦ δοῦλος οὐκ ἂν ἤμην. <text:span text:style-name="T1">11</text:span> γνωρίζω γὰρ ὑμῖν, ἀδελφοί, τὸ εὐαγγέλιον τὸ εὐαγγελισθὲν ὑπ’ ἐμοῦ ὅτι οὐκ ἔστιν κατὰ ἄνθρωπον· <text:span text:style-name="T1">12</text:span> οὐδὲ γὰρ ἐγὼ παρὰ ἀνθρώπου παρέλαβον αὐτό οὔτε ἐδιδάχθην, ἀλλὰ δι’ ἀποκαλύψεως Ἰησοῦ Χριστοῦ. <text:span text:style-name="T1">13</text:span> Ἠκούσατε γὰρ τὴν ἐμὴν ἀναστροφήν ποτε ἐν τῷ Ἰουδαϊσμῷ, <text:soft-page-break/>ὅτι καθ’ ὑπερβολὴν ἐδίωκον τὴν ἐκκλησίαν τοῦ Θεοῦ καὶ ἐπόρθουν αὐτήν, <text:span text:style-name="T1">14</text:span> καὶ προέκοπτον ἐν τῷ Ἰουδαϊσμῷ ὑπὲρ πολλοὺς συνηλικιώτας ἐν τῷ γένει μου, περισσοτέρως ζηλωτὴς ὑπάρχων τῶν πατρικῶν μου παραδόσεων. <text:span text:style-name="T1">15</text:span> Ὅτε δὲ εὐδόκησεν ὁ ἀφορίσας με <text:span text:style-name="T2">ἐκ κοιλίας μητρός μου</text:span> καὶ <text:span text:style-name="T2">καλέσας</text:span> διὰ τῆς χάριτος αὐτοῦ <text:span text:style-name="T1">16</text:span> ἀποκαλύψαι τὸν Υἱὸν αὐτοῦ ἐν ἐμοὶ, ἵνα εὐαγγελίζωμαι αὐτὸν ἐν τοῖς ἔθνεσιν, εὐθέως οὐ προσανεθέμην σαρκὶ καὶ αἵματι, <text:span text:style-name="T1">17</text:span> οὐδὲ ἀνῆλθον εἰς Ἱεροσόλυμα πρὸς τοὺς πρὸ ἐμοῦ ἀποστόλους, ἀλλὰ ἀπῆλθον εἰς Ἀραβίαν, καὶ πάλιν ὑπέστρεψα εἰς Δαμασκόν. <text:span text:style-name="T1">18</text:span> Ἔπειτα μετὰ τρία ἔτη ἀνῆλθον εἰς Ἱεροσόλυμα ἱστορῆσαι Κηφᾶν, καὶ ἐπέμεινα πρὸς αὐτὸν ἡμέρας δεκαπέντε· <text:span text:style-name="T1">19</text:span> ἕτερον δὲ τῶν ἀποστόλων οὐκ εἶδον, εἰ μὴ Ἰάκωβον τὸν ἀδελφὸν τοῦ Κυρίου. <text:span text:style-name="T1">20</text:span> ἃ δὲ γράφω ὑμῖν, ἰδοὺ ἐνώπιον τοῦ Θεοῦ ὅτι οὐ ψεύδομαι. <text:span text:style-name="T1">21</text:span> ἔπειτα ἦλθον εἰς τὰ κλίματα τῆς Συρίας καὶ τῆς Κιλικίας. <text:span text:style-name="T1">22</text:span> ἤμην δὲ ἀγνοούμενος τῷ προσώπῳ ταῖς ἐκκλησίαις τῆς Ἰουδαίας ταῖς ἐν Χριστῷ. <text:span text:style-name="T1">23</text:span> μόνον δὲ ἀκούοντες ἦσαν ὅτι Ὁ διώκων ἡμᾶς ποτε νῦν εὐαγγελίζεται τὴν πίστιν ἥν ποτε ἐπόρθει, <text:span text:style-name="T1">24</text:span> καὶ ἐδόξαζον ἐν ἐμοὶ τὸν Θεόν.</text:p>
      <text:p text:style-name="P1"/>
      <text:h text:style-name="P4" text:outline-level="2">2</text:h>
      <text:p text:style-name="P1"/>
      <text:p text:style-name="P1"><text:span text:style-name="T1">1</text:span> Ἔπειτα διὰ δεκατεσσάρων ἐτῶν πάλιν ἀνέβην εἰς Ἱεροσόλυμα μετὰ Βαρνάβα συνπαραλαβὼν καὶ Τίτον· <text:span text:style-name="T1">2</text:span> ἀνέβην δὲ κατὰ ἀποκάλυψιν· καὶ ἀνεθέμην αὐτοῖς τὸ εὐαγγέλιον ὃ κηρύσσω ἐν τοῖς ἔθνεσιν, κατ’ ἰδίαν δὲ τοῖς δοκοῦσιν, μή πως εἰς κενὸν τρέχω ἢ ἔδραμον. <text:span text:style-name="T1">3</text:span> ἀλλ’ οὐδὲ Τίτος ὁ σὺν ἐμοί, Ἕλλην ὤν, ἠναγκάσθη περιτμηθῆναι· <text:span text:style-name="T1">4</text:span> διὰ δὲ τοὺς παρεισάκτους ψευδαδέλφους, οἵτινες παρεισῆλθον <text:soft-page-break/>κατασκοπῆσαι τὴν ἐλευθερίαν ἡμῶν ἣν ἔχομεν ἐν Χριστῷ Ἰησοῦ, ἵνα ἡμᾶς καταδουλώσουσιν· <text:span text:style-name="T1">5</text:span> οἷς οὐδὲ πρὸς ὥραν εἴξαμεν τῇ ὑποταγῇ, ἵνα ἡ ἀλήθεια τοῦ εὐαγγελίου διαμείνῃ πρὸς ὑμᾶς. <text:span text:style-name="T1">6</text:span> ἀπὸ δὲ τῶν δοκούντων εἶναί τι, —ὁποῖοί ποτε ἦσαν οὐδέν μοι διαφέρει· πρόσωπον ὁ Θεὸς ἀνθρώπου οὐ λαμβάνει— ἐμοὶ γὰρ οἱ δοκοῦντες οὐδὲν προσανέθεντο, <text:span text:style-name="T1">7</text:span> ἀλλὰ τοὐναντίον ἰδόντες ὅτι πεπίστευμαι τὸ εὐαγγέλιον τῆς ἀκροβυστίας καθὼς Πέτρος τῆς περιτομῆς, <text:span text:style-name="T1">8</text:span> ὁ γὰρ ἐνεργήσας Πέτρῳ εἰς ἀποστολὴν τῆς περιτομῆς ἐνήργησεν καὶ ἐμοὶ εἰς τὰ ἔθνη, <text:span text:style-name="T1">9</text:span> καὶ γνόντες τὴν χάριν τὴν δοθεῖσάν μοι, Ἰάκωβος καὶ Κηφᾶς καὶ Ἰωάνης, οἱ δοκοῦντες στῦλοι εἶναι, δεξιὰς ἔδωκαν ἐμοὶ καὶ Βαρνάβα κοινωνίας, ἵνα ἡμεῖς εἰς τὰ ἔθνη, αὐτοὶ δὲ εἰς τὴν περιτομήν· <text:span text:style-name="T1">10</text:span> μόνον τῶν πτωχῶν ἵνα μνημονεύωμεν, ὃ καὶ ἐσπούδασα αὐτὸ τοῦτο ποιῆσαι. <text:span text:style-name="T1">11</text:span> Ὅτε δὲ ἦλθεν Κηφᾶς εἰς Ἀντιόχειαν, κατὰ πρόσωπον αὐτῷ ἀντέστην, ὅτι κατεγνωσμένος ἦν. <text:span text:style-name="T1">12</text:span> πρὸ τοῦ γὰρ ἐλθεῖν τινας ἀπὸ Ἰακώβου μετὰ τῶν ἐθνῶν συνήσθιεν· ὅτε δὲ ἦλθον, ὑπέστελλεν καὶ ἀφώριζεν ἑαυτόν, φοβούμενος τοὺς ἐκ περιτομῆς. <text:span text:style-name="T1">13</text:span> καὶ συνυπεκρίθησαν αὐτῷ καὶ οἱ λοιποὶ Ἰουδαῖοι, ὥστε καὶ Βαρνάβας συναπήχθη αὐτῶν τῇ ὑποκρίσει. <text:span text:style-name="T1">14</text:span> ἀλλ’ ὅτε εἶδον ὅτι οὐκ ὀρθοποδοῦσιν πρὸς τὴν ἀλήθειαν τοῦ εὐαγγελίου, εἶπον τῷ Κηφᾷ ἔμπροσθεν πάντων Εἰ σὺ Ἰουδαῖος ὑπάρχων ἐθνικῶς καὶ οὐκ Ἰουδαϊκῶς ζῇς, πῶς τὰ ἔθνη ἀναγκάζεις ἰουδαΐζειν; <text:span text:style-name="T1">15</text:span> Ἡμεῖς φύσει Ἰουδαῖοι καὶ οὐκ ἐξ ἐθνῶν ἁμαρτωλοί, <text:span text:style-name="T1">16</text:span> εἰδότες δὲ ὅτι οὐ δικαιοῦται ἄνθρωπος ἐξ ἔργων νόμου ἐὰν μὴ διὰ πίστεως Χριστοῦ Ἰησοῦ, καὶ ἡμεῖς εἰς Χριστὸν Ἰησοῦν ἐπιστεύσαμεν, ἵνα δικαιωθῶμεν ἐκ πίστεως Χριστοῦ καὶ οὐκ ἐξ ἔργων νόμου, ὅτι ἐξ ἔργων νόμου <text:span text:style-name="T2">οὐ δικαιωθήσεται πᾶσα σάρξ</text:span>. <text:span text:style-name="T1">17</text:span> εἰ δὲ ζητοῦντες δικαιωθῆναι ἐν Χριστῷ εὑρέθημεν καὶ αὐτοὶ ἁμαρτωλοί, ἆρα Χριστὸς ἁμαρτίας διάκονος; μὴ γένοιτο. <text:span text:style-name="T1">18</text:span> εἰ γὰρ ἃ κατέλυσα ταῦτα <text:soft-page-break/>πάλιν οἰκοδομῶ, παραβάτην ἐμαυτὸν συνιστάνω. <text:span text:style-name="T1">19</text:span> ἐγὼ γὰρ διὰ νόμου νόμῳ ἀπέθανον ἵνα Θεῷ ζήσω· Χριστῷ συνεσταύρωμαι· <text:span text:style-name="T1">20</text:span> ζῶ δὲ οὐκέτι ἐγώ, ζῇ δὲ ἐν ἐμοὶ Χριστός· ὃ δὲ νῦν ζῶ ἐν σαρκί, ἐν πίστει ζῶ τῇ τοῦ Υἱοῦ τοῦ Θεοῦ τοῦ ἀγαπήσαντός με καὶ παραδόντος ἑαυτὸν ὑπὲρ ἐμοῦ. <text:span text:style-name="T1">21</text:span> Οὐκ ἀθετῶ τὴν χάριν τοῦ Θεοῦ· εἰ γὰρ διὰ νόμου δικαιοσύνη, ἄρα Χριστὸς δωρεὰν ἀπέθανεν.</text:p>
      <text:p text:style-name="P1"/>
      <text:h text:style-name="P4" text:outline-level="2">3</text:h>
      <text:p text:style-name="P1"/>
      <text:p text:style-name="P1"><text:tab/><text:span text:style-name="T1">1</text:span> Ὦ ἀνόητοι Γαλάται, τίς ὑμᾶς ἐβάσκανεν, οἷς κατ’ ὀφθαλμοὺς Ἰησοῦς Χριστὸς προεγράφη ἐσταυρωμένος; <text:span text:style-name="T1">2</text:span> τοῦτο μόνον θέλω μαθεῖν ἀφ’ ὑμῶν, ἐξ ἔργων νόμου τὸ Πνεῦμα ἐλάβετε ἢ ἐξ ἀκοῆς πίστεως; <text:span text:style-name="T1">3</text:span> οὕτως ἀνόητοί ἐστε; ἐναρξάμενοι Πνεύματι νῦν σαρκὶ ἐπιτελεῖσθε; <text:span text:style-name="T1">4</text:span> τοσαῦτα ἐπάθετε εἰκῇ; εἴ γε καὶ εἰκῇ. <text:span text:style-name="T1">5</text:span> ὁ οὖν ἐπιχορηγῶν ὑμῖν τὸ Πνεῦμα καὶ ἐνεργῶν δυνάμεις ἐν ὑμῖν, ἐξ ἔργων νόμου ἢ ἐξ ἀκοῆς πίστεως; <text:span text:style-name="T1">6</text:span> καθὼς Ἀβραὰμ <text:span text:style-name="T2">ἐπίστευσεν τῷ Θεῷ, καὶ ἐλογίσθη αὐτῷ εἰς δικαιοσύνην</text:span>.</text:p>
      <text:p text:style-name="P1"><text:tab/><text:span text:style-name="T1">7</text:span> Γινώσκετε ἄρα ὅτι οἱ ἐκ πίστεως, οὗτοι υἱοί εἰσιν Ἀβραάμ. <text:span text:style-name="T1">8</text:span> προϊδοῦσα δὲ ἡ γραφὴ ὅτι ἐκ πίστεως δικαιοῖ τὰ ἔθνη ὁ Θεὸς, προευηγγελίσατο τῷ Ἀβραὰμ ὅτι <text:span text:style-name="T2">Ἐνευλογηθήσονται ἐν σοὶ πάντα τὰ ἔθνη</text:span>. <text:span text:style-name="T1">9</text:span> ὥστε οἱ ἐκ πίστεως εὐλογοῦνται σὺν τῷ πιστῷ Ἀβραάμ. <text:span text:style-name="T1">10</text:span> Ὅσοι γὰρ ἐξ ἔργων νόμου εἰσὶν, ὑπὸ κατάραν εἰσίν, γέγραπται γὰρ ὅτι <text:span text:style-name="T2">Ἐπικατάρατος πᾶς ὃς οὐκ ἐμμένει πᾶσιν τοῖς γεγραμμένοις ἐν τῷ βιβλίῳ τοῦ νόμου τοῦ ποιῆσαι αὐτά</text:span>. <text:span text:style-name="T1">11</text:span> ὅτι δὲ ἐν νόμῳ οὐδεὶς δικαιοῦται παρὰ τῷ Θεῷ δῆλον, ὅτι <text:span text:style-name="T2">Ὁ δίκαιος ἐκ πίστεως ζήσεται</text:span>· <text:span text:style-name="T1">12</text:span> ὁ δὲ νόμος οὐκ ἔστιν ἐκ πίστεως, ἀλλ’ <text:span text:style-name="T2">Ὁ </text:span><text:soft-page-break/><text:span text:style-name="T2">ποιήσας αὐτὰ ζήσεται ἐν αὐτοῖς</text:span>. <text:span text:style-name="T1">13</text:span> Χριστὸς ἡμᾶς ἐξηγόρασεν ἐκ τῆς κατάρας τοῦ νόμου γενόμενος ὑπὲρ ἡμῶν κατάρα, ὅτι γέγραπται <text:span text:style-name="T2">Ἐπικατάρατος πᾶς ὁ κρεμάμενος ἐπὶ ξύλου</text:span>, <text:span text:style-name="T1">14</text:span> ἵνα εἰς τὰ ἔθνη ἡ εὐλογία τοῦ Ἀβραὰμ γένηται ἐν Ἰησοῦ Χριστῷ, ἵνα τὴν ἐπαγγελίαν τοῦ Πνεύματος λάβωμεν διὰ τῆς πίστεως. <text:span text:style-name="T1">15</text:span> Ἀδελφοί, κατὰ ἄνθρωπον λέγω. ὅμως ἀνθρώπου κεκυρωμένην διαθήκην οὐδεὶς ἀθετεῖ ἢ ἐπιδιατάσσεται. <text:span text:style-name="T1">16</text:span> τῷ δὲ Ἀβραὰμ ἐρρέθησαν αἱ ἐπαγγελίαι καὶ τῷ σπέρματι αὐτοῦ. οὐ λέγει Καὶ τοῖς σπέρμασιν, ὡς ἐπὶ πολλῶν, ἀλλ’ ὡς ἐφ’ ἑνός <text:span text:style-name="T2">Καὶ τῷ σπέρματί σου</text:span>, ὅς ἐστιν Χριστός. <text:span text:style-name="T1">17</text:span> τοῦτο δὲ λέγω· διαθήκην προκεκυρωμένην ὑπὸ τοῦ Θεοῦ ὁ μετὰ τετρακόσια καὶ τριάκοντα ἔτη γεγονὼς νόμος οὐκ ἀκυροῖ, εἰς τὸ καταργῆσαι τὴν ἐπαγγελίαν. <text:span text:style-name="T1">18</text:span> εἰ γὰρ ἐκ νόμου ἡ κληρονομία, οὐκέτι ἐξ ἐπαγγελίας· τῷ δὲ Ἀβραὰμ δι’ ἐπαγγελίας κεχάρισται ὁ Θεός. <text:span text:style-name="T1">19</text:span> Τί οὖν ὁ νόμος; τῶν παραβάσεων χάριν προσετέθη, ἄχρις ἂν ἔλθῃ τὸ σπέρμα ᾧ ἐπήγγελται, διαταγεὶς δι’ ἀγγέλων ἐν χειρὶ μεσίτου. <text:span text:style-name="T1">20</text:span> ὁ δὲ μεσίτης ἑνὸς οὐκ ἔστιν, ὁ δὲ Θεὸς εἷς ἐστιν. <text:span text:style-name="T1">21</text:span> ὁ οὖν νόμος κατὰ τῶν ἐπαγγελιῶν τοῦ Θεοῦ; μὴ γένοιτο. εἰ γὰρ ἐδόθη νόμος ὁ δυνάμενος ζωοποιῆσαι, ὄντως ἐκ νόμου ἂν ἦν ἡ δικαιοσύνη· <text:span text:style-name="T1">22</text:span> ἀλλὰ συνέκλεισεν ἡ γραφὴ τὰ πάντα ὑπὸ ἁμαρτίαν ἵνα ἡ ἐπαγγελία ἐκ πίστεως Ἰησοῦ Χριστοῦ δοθῇ τοῖς πιστεύουσιν.</text:p>
      <text:p text:style-name="P1"><text:tab/><text:span text:style-name="T1">23</text:span> Πρὸ τοῦ δὲ ἐλθεῖν τὴν πίστιν ὑπὸ νόμον ἐφρουρούμεθα συνκλειόμενοι εἰς τὴν μέλλουσαν πίστιν ἀποκαλυφθῆναι. <text:span text:style-name="T1">24</text:span> ὥστε ὁ νόμος παιδαγωγὸς ἡμῶν γέγονεν εἰς Χριστόν, ἵνα ἐκ πίστεως δικαιωθῶμεν· <text:span text:style-name="T1">25</text:span> ἐλθούσης δὲ τῆς πίστεως οὐκέτι ὑπὸ παιδαγωγόν ἐσμεν. <text:span text:style-name="T1">26</text:span> Πάντες γὰρ υἱοὶ Θεοῦ ἐστε διὰ τῆς πίστεως ἐν Χριστῷ Ἰησοῦ· <text:span text:style-name="T1">27</text:span> ὅσοι γὰρ εἰς Χριστὸν ἐβαπτίσθητε, Χριστὸν ἐνεδύσασθε. <text:span text:style-name="T1">28</text:span> οὐκ ἔνι Ἰουδαῖος οὐδὲ Ἕλλην, οὐκ ἔνι δοῦλος οὐδὲ ἐλεύθερος, οὐκ ἔνι ἄρσεν καὶ θῆλυ· πάντες γὰρ ὑμεῖς εἷς ἐστε ἐν Χριστῷ Ἰησοῦ. <text:span text:style-name="T1">29</text:span> <text:soft-page-break/>εἰ δὲ ὑμεῖς Χριστοῦ, ἄρα τοῦ Ἀβραὰμ σπέρμα ἐστέ, κατ’ ἐπαγγελίαν κληρονόμοι.</text:p>
      <text:p text:style-name="P1"/>
      <text:h text:style-name="P4" text:outline-level="2">4</text:h>
      <text:p text:style-name="P1"/>
      <text:p text:style-name="P1"><text:span text:style-name="T1">1</text:span> Λέγω δέ, ἐφ’ ὅσον χρόνον ὁ κληρονόμος νήπιός ἐστιν, οὐδὲν διαφέρει δούλου κύριος πάντων ὤν, <text:span text:style-name="T1">2</text:span> ἀλλὰ ὑπὸ ἐπιτρόπους ἐστὶν καὶ οἰκονόμους ἄχρι τῆς προθεσμίας τοῦ πατρός. <text:span text:style-name="T1">3</text:span> οὕτως καὶ ἡμεῖς, ὅτε ἦμεν νήπιοι, ὑπὸ τὰ στοιχεῖα τοῦ κόσμου ἤμεθα δεδουλωμένοι· <text:span text:style-name="T1">4</text:span> ὅτε δὲ ἦλθεν τὸ πλήρωμα τοῦ χρόνου, ἐξαπέστειλεν ὁ Θεὸς τὸν Υἱὸν αὐτοῦ, γενόμενον ἐκ γυναικός, γενόμενον ὑπὸ νόμον, <text:span text:style-name="T1">5</text:span> ἵνα τοὺς ὑπὸ νόμον ἐξαγοράσῃ, ἵνα τὴν υἱοθεσίαν ἀπολάβωμεν. <text:span text:style-name="T1">6</text:span> Ὅτι δέ ἐστε υἱοί, ἐξαπέστειλεν ὁ Θεὸς τὸ Πνεῦμα τοῦ Υἱοῦ αὐτοῦ εἰς τὰς καρδίας ἡμῶν, κρᾶζον Ἀββᾶ ὁ Πατήρ. <text:span text:style-name="T1">7</text:span> ὥστε οὐκέτι εἶ δοῦλος ἀλλὰ υἱός· εἰ δὲ υἱός, καὶ κληρονόμος διὰ Θεοῦ.</text:p>
      <text:p text:style-name="P1"><text:tab/><text:span text:style-name="T1">8</text:span> Ἀλλὰ τότε μὲν οὐκ εἰδότες Θεὸν ἐδουλεύσατε τοῖς φύσει μὴ οὖσιν θεοῖς· <text:span text:style-name="T1">9</text:span> νῦν δὲ γνόντες Θεόν, μᾶλλον δὲ γνωσθέντες ὑπὸ Θεοῦ, πῶς ἐπιστρέφετε πάλιν ἐπὶ τὰ ἀσθενῆ καὶ πτωχὰ στοιχεῖα, οἷς πάλιν ἄνωθεν δουλεῦσαι θέλετε; <text:span text:style-name="T1">10</text:span> ἡμέρας παρατηρεῖσθε καὶ μῆνας καὶ καιροὺς καὶ ἐνιαυτούς. <text:span text:style-name="T1">11</text:span> φοβοῦμαι ὑμᾶς μή πως εἰκῇ κεκοπίακα εἰς ὑμᾶς.</text:p>
      <text:p text:style-name="P1"><text:tab/><text:span text:style-name="T1">12</text:span> Γίνεσθε ὡς ἐγώ, ὅτι κἀγὼ ὡς ὑμεῖς, ἀδελφοί, δέομαι ὑμῶν. οὐδέν με ἠδικήσατε· <text:span text:style-name="T1">13</text:span> οἴδατε δὲ ὅτι δι’ ἀσθένειαν τῆς σαρκὸς εὐηγγελισάμην ὑμῖν τὸ πρότερον, <text:span text:style-name="T1">14</text:span> καὶ τὸν πειρασμὸν ὑμῶν ἐν τῇ σαρκί μου οὐκ ἐξουθενήσατε οὐδὲ ἐξεπτύσατε, ἀλλὰ ὡς ἄγγελον Θεοῦ ἐδέξασθέ με, ὡς Χριστὸν Ἰησοῦν. <text:span text:style-name="T1">15</text:span> ποῦ οὖν ὁ μακαρισμὸς ὑμῶν; μαρτυρῶ γὰρ ὑμῖν ὅτι εἰ δυνατὸν τοὺς ὀφθαλμοὺς ὑμῶν ἐξορύξαντες ἐδώκατέ μοι. <text:soft-page-break/><text:span text:style-name="T1">16</text:span> ὥστε ἐχθρὸς ὑμῶν γέγονα ἀληθεύων ὑμῖν; <text:span text:style-name="T1">17</text:span> ζηλοῦσιν ὑμᾶς οὐ καλῶς, ἀλλὰ ἐκκλεῖσαι ὑμᾶς θέλουσιν, ἵνα αὐτοὺς ζηλοῦτε. <text:span text:style-name="T1">18</text:span> καλὸν δὲ ζηλοῦσθαι ἐν καλῷ πάντοτε, καὶ μὴ μόνον ἐν τῷ παρεῖναί με πρὸς ὑμᾶς, <text:span text:style-name="T1">19</text:span> τέκνα μου, οὓς πάλιν ὠδίνω μέχρις οὗ μορφωθῇ Χριστὸς ἐν ὑμῖν· <text:span text:style-name="T1">20</text:span> ἤθελον δὲ παρεῖναι πρὸς ὑμᾶς ἄρτι καὶ ἀλλάξαι τὴν φωνήν μου, ὅτι ἀποροῦμαι ἐν ὑμῖν.</text:p>
      <text:p text:style-name="P1"><text:tab/><text:span text:style-name="T1">21</text:span> Λέγετέ μοι, οἱ ὑπὸ νόμον θέλοντες εἶναι, τὸν νόμον οὐκ ἀκούετε; <text:span text:style-name="T1">22</text:span> γέγραπται γὰρ ὅτι Ἀβραὰμ δύο υἱοὺς ἔσχεν, ἕνα ἐκ τῆς παιδίσκης καὶ ἕνα ἐκ τῆς ἐλευθέρας. <text:span text:style-name="T1">23</text:span> ἀλλ’ ὁ μὲν ἐκ τῆς παιδίσκης κατὰ σάρκα γεγέννηται, ὁ δὲ ἐκ τῆς ἐλευθέρας διὰ τῆς ἐπαγγελίας. <text:span text:style-name="T1">24</text:span> ἅτινά ἐστιν ἀλληγορούμενα· αὗται γάρ εἰσιν δύο διαθῆκαι, μία μὲν ἀπὸ ὄρους Σινᾶ, εἰς δουλείαν γεννῶσα, ἥτις ἐστὶν Ἄγαρ, <text:span text:style-name="T1">25</text:span> τὸ δὲ Ἄγαρ Σινᾶ ὄρος ἐστὶν ἐν τῇ Ἀραβίᾳ· συνστοιχεῖ δὲ τῇ νῦν Ἱερουσαλήμ, δουλεύει γὰρ μετὰ τῶν τέκνων αὐτῆς. <text:span text:style-name="T1">26</text:span> ἡ δὲ ἄνω Ἱερουσαλὴμ ἐλευθέρα ἐστίν, ἥτις ἐστὶν μήτηρ ἡμῶν· <text:span text:style-name="T1">27</text:span> γέγραπται γάρ </text:p>
      <text:p text:style-name="P1"><text:tab/><text:span text:style-name="T2">Εὐφράνθητι, στεῖρα ἡ οὐ τίκτουσα, </text:span></text:p>
      <text:p text:style-name="P2"><text:tab/>ῥῆξον καὶ βόησον, ἡ οὐκ ὠδίνουσα· </text:p>
      <text:p text:style-name="P2"><text:tab/><text:tab/>ὅτι πολλὰ τὰ τέκνα τῆς ἐρήμου μᾶλλον ἢ τῆς ἐχούσης τὸν ἄνδρα.</text:p>
      <text:p text:style-name="P1"><text:span text:style-name="T1">28</text:span> ὑμεῖς δέ, ἀδελφοί, κατὰ Ἰσαὰκ ἐπαγγελίας τέκνα ἐστέ. <text:span text:style-name="T1">29</text:span> ἀλλ’ ὥσπερ τότε ὁ κατὰ σάρκα γεννηθεὶς ἐδίωκεν τὸν κατὰ Πνεῦμα, οὕτως καὶ νῦν. <text:span text:style-name="T1">30</text:span> ἀλλὰ τί λέγει ἡ γραφή; <text:span text:style-name="T2">Ἔκβαλε τὴν παιδίσκην καὶ τὸν υἱὸν αὐτῆς</text:span>· οὐ <text:span text:style-name="T2">γὰρ μὴ κληρονομήσει ὁ υἱὸς τῆς παιδίσκης μετὰ τοῦ υἱοῦ</text:span> τῆς ἐλευθέρας. <text:span text:style-name="T1">31</text:span> διό, ἀδελφοί, οὐκ ἐσμὲν παιδίσκης τέκνα ἀλλὰ τῆς ἐλευθέρας.</text:p>
      <text:p text:style-name="P1"/>
      <text:h text:style-name="P4" text:outline-level="2"><text:soft-page-break/>5</text:h>
      <text:p text:style-name="P1"/>
      <text:p text:style-name="P1"><text:tab/><text:span text:style-name="T1">1</text:span> Τῇ ἐλευθερίᾳ ἡμᾶς Χριστὸς ἠλευθέρωσεν· στήκετε οὖν καὶ μὴ πάλιν ζυγῷ δουλείας ἐνέχεσθε.</text:p>
      <text:p text:style-name="P1"><text:tab/><text:span text:style-name="T1">2</text:span> Ἴδε ἐγὼ Παῦλος λέγω ὑμῖν ὅτι ἐὰν περιτέμνησθε Χριστὸς ὑμᾶς οὐδὲν ὠφελήσει. <text:span text:style-name="T1">3</text:span> μαρτύρομαι δὲ πάλιν παντὶ ἀνθρώπῳ περιτεμνομένῳ ὅτι ὀφειλέτης ἐστὶν ὅλον τὸν νόμον ποιῆσαι. <text:span text:style-name="T1">4</text:span> κατηργήθητε ἀπὸ Χριστοῦ οἵτινες ἐν νόμῳ δικαιοῦσθε, τῆς χάριτος ἐξεπέσατε. <text:span text:style-name="T1">5</text:span> ἡμεῖς γὰρ Πνεύματι ἐκ πίστεως ἐλπίδα δικαιοσύνης ἀπεκδεχόμεθα. <text:span text:style-name="T1">6</text:span> ἐν γὰρ Χριστῷ Ἰησοῦ οὔτε περιτομή τι ἰσχύει οὔτε ἀκροβυστία, ἀλλὰ πίστις δι’ ἀγάπης ἐνεργουμένη. <text:span text:style-name="T1">7</text:span> Ἐτρέχετε καλῶς· τίς ὑμᾶς ἐνέκοψεν ἀληθείᾳ μὴ πείθεσθαι; <text:span text:style-name="T1">8</text:span> ἡ πεισμονὴ οὐκ ἐκ τοῦ καλοῦντος ὑμᾶς. <text:span text:style-name="T1">9</text:span> μικρὰ ζύμη ὅλον τὸ φύραμα ζυμοῖ. <text:span text:style-name="T1">10</text:span> ἐγὼ πέποιθα εἰς ὑμᾶς ἐν Κυρίῳ ὅτι οὐδὲν ἄλλο φρονήσετε· ὁ δὲ ταράσσων ὑμᾶς βαστάσει τὸ κρίμα, ὅστις ἐὰν ᾖ. <text:span text:style-name="T1">11</text:span> Ἐγὼ δέ, ἀδελφοί, εἰ περιτομὴν ἔτι κηρύσσω, τί ἔτι διώκομαι; ἄρα κατήργηται τὸ σκάνδαλον τοῦ σταυροῦ. <text:span text:style-name="T1">12</text:span> Ὄφελον καὶ ἀποκόψονται οἱ ἀναστατοῦντες ὑμᾶς.</text:p>
      <text:p text:style-name="P1"><text:tab/><text:span text:style-name="T1">13</text:span> Ὑμεῖς γὰρ ἐπ’ ἐλευθερίᾳ ἐκλήθητε, ἀδελφοί· μόνον μὴ τὴν ἐλευθερίαν εἰς ἀφορμὴν τῇ σαρκί, ἀλλὰ διὰ τῆς ἀγάπης δουλεύετε ἀλλήλοις. <text:span text:style-name="T1">14</text:span> ὁ γὰρ πᾶς νόμος ἐν ἑνὶ λόγῳ πεπλήρωται, ἐν τῷ <text:span text:style-name="T2">Ἀγαπήσεις τὸν πλησίον σου ὡς σεαυτόν</text:span>. <text:span text:style-name="T1">15</text:span> εἰ δὲ ἀλλήλους δάκνετε καὶ κατεσθίετε, βλέπετε μὴ ὑπ’ ἀλλήλων ἀναλωθῆτε. <text:span text:style-name="T1">16</text:span> Λέγω δέ, Πνεύματι περιπατεῖτε καὶ ἐπιθυμίαν σαρκὸς οὐ μὴ τελέσητε. <text:span text:style-name="T1">17</text:span> ἡ γὰρ σὰρξ ἐπιθυμεῖ κατὰ τοῦ Πνεύματος, τὸ δὲ Πνεῦμα κατὰ τῆς σαρκός, ταῦτα γὰρ ἀλλήλοις ἀντίκειται, ἵνα μὴ ἃ ἐὰν θέλητε ταῦτα ποιῆτε. <text:span text:style-name="T1">18</text:span> εἰ δὲ Πνεύματι ἄγεσθε, οὐκ ἐστὲ ὑπὸ νόμον. <text:span text:style-name="T1">19</text:span> φανερὰ δέ ἐστιν τὰ ἔργα τῆς σαρκός, ἅτινά ἐστιν πορνεία, ἀκαθαρσία, <text:soft-page-break/>ἀσέλγεια, <text:span text:style-name="T1">20</text:span> εἰδωλολατρεία, φαρμακεία, ἔχθραι, ἔρις, ζῆλος, θυμοί, ἐριθεῖαι, διχοστασίαι, αἱρέσεις, <text:span text:style-name="T1">21</text:span> φθόνοι, μέθαι, κῶμοι, καὶ τὰ ὅμοια τούτοις, ἃ προλέγω ὑμῖν καθὼς προεῖπον ὅτι οἱ τὰ τοιαῦτα πράσσοντες βασιλείαν Θεοῦ οὐ κληρονομήσουσιν. <text:span text:style-name="T1">22</text:span> ὁ δὲ καρπὸς τοῦ Πνεύματός ἐστιν ἀγάπη, χαρά, εἰρήνη, μακροθυμία, χρηστότης, ἀγαθωσύνη, πίστις, <text:span text:style-name="T1">23</text:span> πραΰτης, ἐγκράτεια· κατὰ τῶν τοιούτων οὐκ ἔστιν νόμος. <text:span text:style-name="T1">24</text:span> οἱ δὲ τοῦ Χριστοῦ Ἰησοῦ τὴν σάρκα ἐσταύρωσαν σὺν τοῖς παθήμασιν καὶ ταῖς ἐπιθυμίαις. <text:span text:style-name="T1">25</text:span> Εἰ ζῶμεν Πνεύματι, Πνεύματι καὶ στοιχῶμεν. <text:span text:style-name="T1">26</text:span> μὴ γινώμεθα κενόδοξοι, ἀλλήλους προκαλούμενοι, ἀλλήλοις φθονοῦντες.</text:p>
      <text:p text:style-name="P1"/>
      <text:h text:style-name="P4" text:outline-level="2">6</text:h>
      <text:p text:style-name="P1"/>
      <text:p text:style-name="P1"><text:span text:style-name="T1">1</text:span> Ἀδελφοί, ἐὰν καὶ προλημφθῇ ἄνθρωπος ἔν τινι παραπτώματι, ὑμεῖς οἱ πνευματικοὶ καταρτίζετε τὸν τοιοῦτον ἐν πνεύματι πραΰτητος, σκοπῶν σεαυτόν, μὴ καὶ σὺ πειρασθῇς. <text:span text:style-name="T1">2</text:span> Ἀλλήλων τὰ βάρη βαστάζετε, καὶ οὕτως ἀναπληρώσετε τὸν νόμον τοῦ Χριστοῦ. <text:span text:style-name="T1">3</text:span> εἰ γὰρ δοκεῖ τις εἶναί τι μηδὲν ὤν, φρεναπατᾷ ἑαυτόν. <text:span text:style-name="T1">4</text:span> τὸ δὲ ἔργον ἑαυτοῦ δοκιμαζέτω ἕκαστος, καὶ τότε εἰς ἑαυτὸν μόνον τὸ καύχημα ἕξει καὶ οὐκ εἰς τὸν ἕτερον· <text:span text:style-name="T1">5</text:span> ἕκαστος γὰρ τὸ ἴδιον φορτίον βαστάσει. <text:span text:style-name="T1">6</text:span> Κοινωνείτω δὲ ὁ κατηχούμενος τὸν λόγον τῷ κατηχοῦντι ἐν πᾶσιν ἀγαθοῖς. <text:span text:style-name="T1">7</text:span> Μὴ πλανᾶσθε, Θεὸς οὐ μυκτηρίζεται. ὃ γὰρ ἐὰν σπείρῃ ἄνθρωπος, τοῦτο καὶ θερίσει· <text:span text:style-name="T1">8</text:span> ὅτι ὁ σπείρων εἰς τὴν σάρκα ἑαυτοῦ ἐκ τῆς σαρκὸς θερίσει φθοράν, ὁ δὲ σπείρων εἰς τὸ Πνεῦμα ἐκ τοῦ Πνεύματος θερίσει ζωὴν αἰώνιον. <text:span text:style-name="T1">9</text:span> τὸ δὲ καλὸν ποιοῦντες μὴ ἐνκακῶμεν· καιρῷ γὰρ ἰδίῳ θερίσομεν μὴ ἐκλυόμενοι. <text:span text:style-name="T1">10</text:span> Ἄρα οὖν ὡς καιρὸν <text:soft-page-break/>ἔχωμεν, ἐργαζώμεθα τὸ ἀγαθὸν πρὸς πάντας, μάλιστα δὲ πρὸς τοὺς οἰκείους τῆς πίστεως.</text:p>
      <text:p text:style-name="P1"/>
      <text:p text:style-name="P1"><text:tab/><text:span text:style-name="T1">11</text:span> Ἴδετε πηλίκοις ὑμῖν γράμμασιν ἔγραψα τῇ ἐμῇ χειρί. <text:span text:style-name="T1">12</text:span> Ὅσοι θέλουσιν εὐπροσωπῆσαι ἐν σαρκί, οὗτοι ἀναγκάζουσιν ὑμᾶς περιτέμνεσθαι, μόνον ἵνα τῷ σταυρῷ τοῦ Χριστοῦ μὴ διώκωνται. <text:span text:style-name="T1">13</text:span> οὐδὲ γὰρ οἱ περιτεμνόμενοι αὐτοὶ νόμον φυλάσσουσιν, ἀλλὰ θέλουσιν ὑμᾶς περιτέμνεσθαι ἵνα ἐν τῇ ὑμετέρᾳ σαρκὶ καυχήσωνται. <text:span text:style-name="T1">14</text:span> ἐμοὶ δὲ μὴ γένοιτο καυχᾶσθαι εἰ μὴ ἐν τῷ σταυρῷ τοῦ Κυρίου ἡμῶν Ἰησοῦ Χριστοῦ, δι’ οὗ ἐμοὶ κόσμος ἐσταύρωται κἀγὼ κόσμῳ. <text:span text:style-name="T1">15</text:span> οὔτε γὰρ περιτομή τί ἐστιν οὔτε ἀκροβυστία, ἀλλὰ καινὴ κτίσις. <text:span text:style-name="T1">16</text:span> καὶ ὅσοι τῷ κανόνι τούτῳ στοιχήσουσιν, <text:span text:style-name="T2">εἰρήνη</text:span> ἐπ’ αὐτοὺς καὶ ἔλεος, καὶ <text:span text:style-name="T2">ἐπὶ τὸν Ἰσραὴλ</text:span> τοῦ Θεοῦ.</text:p>
      <text:p text:style-name="P1"><text:tab/><text:span text:style-name="T1">17</text:span> Τοῦ λοιποῦ κόπους μοι μηδεὶς παρεχέτω· ἐγὼ γὰρ τὰ στίγματα τοῦ Ἰησοῦ ἐν τῷ σώματί μου βαστάζω.</text:p>
      <text:p text:style-name="P1"><text:tab/><text:span text:style-name="T1">18</text:span> Ἡ χάρις τοῦ Κυρίου ἡμῶν Ἰησοῦ Χριστοῦ μετὰ τοῦ πνεύματος ὑμῶν, ἀδελφοί· ἀμήν.</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Gentium Plus Compact" fo:font-family="'Gentium Plus Compact'"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4T13:20:49.97</meta:creation-date>
    <dc:date>2019-09-08T08:41:36.701000000</dc:date>
    <meta:editing-duration>PT3H55M21S</meta:editing-duration>
    <meta:editing-cycles>57</meta:editing-cycles>
    <meta:generator>LibreOffice/5.4.7.2$Windows_X86_64 LibreOffice_project/c838ef25c16710f8838b1faec480ebba495259d0</meta:generator>
    <meta:document-statistic meta:table-count="0" meta:image-count="0" meta:object-count="0" meta:page-count="10" meta:paragraph-count="29" meta:word-count="2385" meta:character-count="14116" meta:non-whitespace-character-count="11738"/>
  </office:meta>
</office:document-meta>
</file>